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ors</text:p>
          </table:table-cell>
          <table:table-cell table:style-name="Default" office:value-type="string" calcext:value-type="string">
            <text:p>release_date</text:p>
          </table:table-cell>
          <table:table-cell office:value-type="string" calcext:value-type="string">
            <text:p>poster_image</text:p>
          </table:table-cell>
          <table:table-cell office:value-type="string" calcext:value-type="string">
            <text:p>genres</text:p>
          </table:table-cell>
        </table:table-row>
        <table:table-row table:style-name="ro1">
          <table:table-cell office:value-type="string" calcext:value-type="string">
            <text:p>avangers</text:p>
          </table:table-cell>
          <table:table-cell office:value-type="string" calcext:value-type="string">
            <text:p>Chris Evans, obert Downey Jr.,hulk</text:p>
          </table:table-cell>
          <table:table-cell office:value-type="date" office:date-value="2020-01-10" calcext:value-type="date">
            <text:p>10/01/20</text:p>
          </table:table-cell>
          <table:table-cell office:value-type="string" calcext:value-type="string">
            <text:p>https://www.google.com/imgres?imgurl=https%3A%2F%2Fmedia.comicbook.com%2F2017%2F10%2Fthe-avengers-movie-poster-marvel-cinematic-universe-1038892.jpg&amp;imgrefurl=https%3A%2F%2Fcomicbook.com%2Fmarvel%2Fnews%2Fmarvel-cinematic-universe-movie-posters%2F&amp;tbnid=3AIOQNbwHGUZ1M&amp;vet=12ahUKEwjby_LM_en5AhXmzKACHbx3Br0QMygDegUIARDqAQ..i&amp;docid=qL7zCpOn438qbM&amp;w=509&amp;h=755&amp;q=avengers%20movie%20poster%20image&amp;ved=2ahUKEwjby_LM_en5AhXmzKACHbx3Br0QMygDegUIARDqAQ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ishabh</text:p>
          </table:table-cell>
          <table:table-cell office:value-type="date" office:date-value="2021-05-09" calcext:value-type="date">
            <text:p>09/05/21</text:p>
          </table:table-cell>
          <table:table-cell office:value-type="string" calcext:value-type="string">
            <text:p>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5:22:08.321503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22:06:27.939624559</meta:creation-date>
    <dc:date>2022-09-05T15:15:37.925184682</dc:date>
    <meta:editing-duration>PT9M15S</meta:editing-duration>
    <meta:editing-cycles>4</meta:editing-cycles>
    <meta:generator>LibreOffice/6.4.7.2$Linux_X86_64 LibreOffice_project/40$Build-2</meta:generator>
    <meta:document-statistic meta:table-count="1" meta:cell-count="15" meta:object-count="0"/>
  </office:meta>
</office:document-meta>
</file>